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7.2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23.24pt" fo:break-before="auto" style:use-optimal-row-height="false"/>
    </style:style>
    <style:style style:name="ro9" style:family="table-row">
      <style:table-row-properties style:row-height="32.26pt" fo:break-before="auto" style:use-optimal-row-height="false"/>
    </style:style>
    <style:style style:name="ro10" style:family="table-row">
      <style:table-row-properties style:row-height="29.2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39pt" fo:break-before="auto" style:use-optimal-row-height="false"/>
    </style:style>
    <style:style style:name="ro13" style:family="table-row">
      <style:table-row-properties style:row-height="30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he Checklist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his cheat sheet provides a checklist of tasks to be performed when performing a blackbox security test of a web application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formation Gathering 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Manually explore the si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pider/crawl for missed or hidden cont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for files that expose content, such as robots.txt, sitemap.xml, .DS_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he caches of major search engines for publicly accessible sit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for differences in content based on User Agent (eg, Mobile sites, access as a Search engine Crawler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erform Web Application Fingerprint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technologies us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user ro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application entry poin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client-side co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multiple versions/channels (e.g. web, mobile web, mobile app, web services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co-hosted and related application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all hostnames and por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entify third-party hosted conten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Configuration Management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commonly used application and administrative URL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old, backup and unreferenced fil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HTTP methods supported and Cross Site Tracing (XST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ile extensions handl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ecurity HTTP headers (e.g. CSP, X-Frame-Options, HSTS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policies (e.g. Flash, Silverlight, robots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non-production data in live environment, and vice-vers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sensitive data in client-side code (e.g. API keys, credential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3" office:value-type="string" calcext:value-type="string">
            <text:p>Secure Transmission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Check SSL Version, Algorithms, Key length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Digital Certificate Validity (Duration, Signature and CN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credentials only delivered over HTT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that the login form is delivered over HTT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tokens only delivered over HTT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if HTTP Strict Transport Security (HSTS) in u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3" office:value-type="string" calcext:value-type="string">
            <text:p>Authentication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user enumer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uthentication bypa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bruteforce prot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password quality rul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remember me functionality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utocomplete on password forms/inpu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password reset and/or recovery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password change proc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CAPTCH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multi factor authentic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logout functionality presenc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ache management on HTTP (eg Pragma, Expires, Max-age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default login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user-accessible authentication history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out-of channel notification of account lockouts and successful password chang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onsistent authentication across applications with shared authentication schema / SS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3" office:value-type="string" calcext:value-type="string">
            <text:p>Session Management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Establish how session management is handled in the application (eg, tokens in cookies, token in URL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tokens for cookie flags (httpOnly and secure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cookie scope (path and domain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cookie duration (expires and max-age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termination after a maximum lifetim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termination after relative timeou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session termination after logou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o see if users can have multiple simultaneous session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session cookies for randomn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nfirm that new session tokens are issued on login, role change and logou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onsistent session management across applications with shared session managemen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ession puzzl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SRF and clickjack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3" office:value-type="string" calcext:value-type="string">
            <text:p>Authorization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path traversal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bypassing authorization schem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vertical Access control problems (a.k.a. Privilege Escalation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orizontal Access control problems (between two users at the same privilege level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missing authoriz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table:style-name="ce3" office:value-type="string" calcext:value-type="string">
            <text:p>Data Validation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Reflected Cross Site Script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tored Cross Site Script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DOM based Cross Site Script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ross Site Flash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TML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QL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LDAP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ORM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XML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XXE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SI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XPath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XQuery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MAP/SMTP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ode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Expression Language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ommand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Overflow (Stack, Heap and Integer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Format Str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ncubated vulnerabiliti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TTP Splitting/Smuggl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TTP Verb Tamper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Open Redir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Local File Inclus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Remote File Inclus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mpare client-side and server-side validation rul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NoSQL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TTP parameter pollu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uto-bind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Mass Assignmen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NULL/Invalid Session Cooki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table:style-name="ce3" office:value-type="string" calcext:value-type="string">
            <text:p>Denial of Service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nti-autom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ccount lockou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HTTP protocol Do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SQL wildcard D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3" office:value-type="string" calcext:value-type="string">
            <text:p>Business Logic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feature misus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lack of non-repudi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trust relationshi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ntegrity of dat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segregation of duti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3" office:value-type="string" calcext:value-type="string">
            <text:p>Cryptography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Check if data which should be encrypted is no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wrong algorithms usage depending on contex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weak algorithms usag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proper use of salt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for randomness func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3" office:value-type="string" calcext:value-type="string">
            <text:p>Risky Functionality - File Uploads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acceptable file types are whiteliste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file size limits, upload frequency and total file counts are defined and are enforce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file contents match the defined file typ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all file uploads have Anti-Virus scanning in-place.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unsafe filenames are sanitise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uploaded files are not directly accessible within the web roo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uploaded files are not served on the same hostname/por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that files and other media are integrated with the authentication and authorisation schema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2">
          <table:table-cell table:style-name="ce3" office:value-type="string" calcext:value-type="string">
            <text:p>Risky Functionality - Card Payment 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known vulnerabilities and configuration issues on Web Server and Web Applic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default or guessable password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non-production data in live environment, and vice-versa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njection vulnerabiliti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Buffer Overflow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nsecure Cryptographic Storage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nsufficient Transport Layer Prot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Improper Error Handl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ll vulnerabilities with a CVSS v2 score &gt; 4.0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Authentication and Authorization issue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CSRF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3">
          <table:table-cell table:style-name="ce5" office:value-type="string" calcext:value-type="string">
            <text:p>HTML 5</text:p>
          </table:table-cell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Test Web Messaging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est for Web Storage SQL injec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CORS implementati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heck Offline Web Application</text:p>
          </table:table-cell>
          <table:table-cell table:number-columns-repeated="1023"/>
        </table:table-row>
        <table:table-row table:style-name="ro3" table:number-rows-repeated="82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7:28:25</meta:creation-date>
    <meta:initial-creator>CHANDANI GUPTA</meta:initial-creator>
    <meta:document-statistic meta:table-count="1" meta:cell-count="145" meta:object-count="0"/>
    <meta:generator>LibreOfficeDev/6.0.5.2$Linux_X86_64 LibreOffice_project/</meta:generator>
  </office:meta>
</office:document-meta>
</file>